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53722222222222cm"/>
    </style:style>
    <style:style style:name="co2" style:family="table-column">
      <style:table-column-properties fo:break-before="auto" style:column-width="0.352777777777778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2.41652777777778cm" style:use-optimal-column-width="true"/>
    </style:style>
    <style:style style:name="co5" style:family="table-column">
      <style:table-column-properties fo:break-before="auto" style:column-width="0.617361111111111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xyz_positions_Y_up_scale_x1_non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2" table:default-cell-style-name="ce1"/>
        <table:table-row table:style-name="ro1"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table:style-name="ce1"/>
          <table:table-cell office:value-type="string" table:style-name="ce1">
            <text:p>rx</text:p>
          </table:table-cell>
          <table:table-cell office:value-type="string" table:style-name="ce1">
            <text:p>ry</text:p>
          </table:table-cell>
          <table:table-cell office:value-type="string" table:style-name="ce1">
            <text:p>rz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60110A5_-_Scale_x1.000_y0.975_z1.000</text:p>
          </table:table-cell>
          <table:table-cell office:value-type="float" office:value="430.46615600585898" table:style-name="ce1">
            <text:p>430.466156</text:p>
          </table:table-cell>
          <table:table-cell office:value-type="float" office:value="973.09588623046898" table:style-name="ce1">
            <text:p>973.0958862</text:p>
          </table:table-cell>
          <table:table-cell office:value-type="float" office:value="462.05865478515602" table:style-name="ce1">
            <text:p>462.0586548</text:p>
          </table:table-cell>
          <table:table-cell table:style-name="ce1"/>
          <table:table-cell office:value-type="float" office:value="-0.64353328450521019" table:formula="of:=([.B2]-494.81948445638 )*0.01" table:style-name="ce1">
            <text:p>-0.643533285</text:p>
          </table:table-cell>
          <table:table-cell office:value-type="float" office:value="-0.36938618977860982" table:formula="of:=([.C2]-1010.03450520833  )*0.01" table:style-name="ce1">
            <text:p>-0.36938619</text:p>
          </table:table-cell>
          <table:table-cell office:value-type="float" office:value="-0.45750150553385993" table:formula="of:=([.D2]-507.808805338542  )*0.01" table:style-name="ce1">
            <text:p>-0.45750150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8.863" table:style-name="ce1">
            <text:p>158.86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080998A_-_Clone_1</text:p>
          </table:table-cell>
          <table:table-cell office:value-type="float" office:value="470.132080078125" table:style-name="ce1">
            <text:p>470.1320801</text:p>
          </table:table-cell>
          <table:table-cell office:value-type="float" office:value="1037.72180175781" table:style-name="ce1">
            <text:p>1037.721802</text:p>
          </table:table-cell>
          <table:table-cell office:value-type="float" office:value="485.55572509765602" table:style-name="ce1">
            <text:p>485.5557251</text:p>
          </table:table-cell>
          <table:table-cell table:style-name="ce1"/>
          <table:table-cell office:value-type="float" office:value="-0.24687404378254996" table:formula="of:=([.B3]-494.81948445638 )*0.01" table:style-name="ce1">
            <text:p>-0.246874044</text:p>
          </table:table-cell>
          <table:table-cell office:value-type="float" office:value="0.27687296549480039" table:formula="of:=([.C3]-1010.03450520833  )*0.01" table:style-name="ce1">
            <text:p>0.276872965</text:p>
          </table:table-cell>
          <table:table-cell office:value-type="float" office:value="-0.22253080240885992" table:formula="of:=([.D3]-507.808805338542  )*0.01" table:style-name="ce1">
            <text:p>-0.22253080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.0777" table:style-name="ce1">
            <text:p>42.0777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C060110A2_axon-vd130423_idC_-_Scale_x1.000_y0.950_z1.000</text:p>
          </table:table-cell>
          <table:table-cell office:value-type="float" office:value="491.31845092773398" table:style-name="ce1">
            <text:p>491.3184509</text:p>
          </table:table-cell>
          <table:table-cell office:value-type="float" office:value="960.25347900390602" table:style-name="ce1">
            <text:p>960.253479</text:p>
          </table:table-cell>
          <table:table-cell office:value-type="float" office:value="479.80636596679699" table:style-name="ce1">
            <text:p>479.806366</text:p>
          </table:table-cell>
          <table:table-cell table:style-name="ce1"/>
          <table:table-cell office:value-type="float" office:value="-3.5010335286460192E-2" table:formula="of:=([.B4]-494.81948445638 )*0.01" table:style-name="ce1">
            <text:p>-0.035010335</text:p>
          </table:table-cell>
          <table:table-cell office:value-type="float" office:value="-0.49781026204423939" table:formula="of:=([.C4]-1010.03450520833  )*0.01" table:style-name="ce1">
            <text:p>-0.497810262</text:p>
          </table:table-cell>
          <table:table-cell office:value-type="float" office:value="-0.28002439371745025" table:formula="of:=([.D4]-507.808805338542  )*0.01" table:style-name="ce1">
            <text:p>-0.28002439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.8141699999999998" table:style-name="ce1">
            <text:p>-6.81417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C060112A7_axon-rp111213_C3_idB_-_Scale_x1.000_y0.975_z1.000</text:p>
          </table:table-cell>
          <table:table-cell office:value-type="float" office:value="532.99835205078102" table:style-name="ce1">
            <text:p>532.9983521</text:p>
          </table:table-cell>
          <table:table-cell office:value-type="float" office:value="994.26434326171898" table:style-name="ce1">
            <text:p>994.2643433</text:p>
          </table:table-cell>
          <table:table-cell office:value-type="float" office:value="565.86175537109398" table:style-name="ce1">
            <text:p>565.8617554</text:p>
          </table:table-cell>
          <table:table-cell table:style-name="ce1"/>
          <table:table-cell office:value-type="float" office:value="0.38178867594401028" table:formula="of:=([.B5]-494.81948445638 )*0.01" table:style-name="ce1">
            <text:p>0.381788676</text:p>
          </table:table-cell>
          <table:table-cell office:value-type="float" office:value="-0.15770161946610983" table:formula="of:=([.C5]-1010.03450520833  )*0.01" table:style-name="ce1">
            <text:p>-0.157701619</text:p>
          </table:table-cell>
          <table:table-cell office:value-type="float" office:value="0.58052950032551964" table:formula="of:=([.D5]-507.808805338542  )*0.01" table:style-name="ce1">
            <text:p>0.58052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4.9152" table:style-name="ce1">
            <text:p>184.9152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GTS070208-P1_axon-rp111215_C1-C2_idC_-_Scale_x1.000_y0.950_z1.000</text:p>
          </table:table-cell>
          <table:table-cell office:value-type="float" office:value="475.78372192382801" table:style-name="ce1">
            <text:p>475.7837219</text:p>
          </table:table-cell>
          <table:table-cell office:value-type="float" office:value="1022.69891357422" table:style-name="ce1">
            <text:p>1022.698914</text:p>
          </table:table-cell>
          <table:table-cell office:value-type="float" office:value="540.72985839843705" table:style-name="ce1">
            <text:p>540.7298584</text:p>
          </table:table-cell>
          <table:table-cell table:style-name="ce1"/>
          <table:table-cell office:value-type="float" office:value="-0.19035762532551986" table:formula="of:=([.B6]-494.81948445638 )*0.01" table:style-name="ce1">
            <text:p>-0.190357625</text:p>
          </table:table-cell>
          <table:table-cell office:value-type="float" office:value="0.1266440836589004" table:formula="of:=([.C6]-1010.03450520833  )*0.01" table:style-name="ce1">
            <text:p>0.126644084</text:p>
          </table:table-cell>
          <table:table-cell office:value-type="float" office:value="0.32921053059895028" table:formula="of:=([.D6]-507.808805338542  )*0.01" table:style-name="ce1">
            <text:p>0.32921053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.607999999999997" table:style-name="ce1">
            <text:p>60.608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rat_20151212_LH3_cell1_axon-vd130423_idC</text:p>
          </table:table-cell>
          <table:table-cell office:value-type="float" office:value="552.52337646484398" table:style-name="ce1">
            <text:p>552.5233765</text:p>
          </table:table-cell>
          <table:table-cell office:value-type="float" office:value="1064.607421875" table:style-name="ce1">
            <text:p>1064.607422</text:p>
          </table:table-cell>
          <table:table-cell office:value-type="float" office:value="486.33334350585898" table:style-name="ce1">
            <text:p>486.3333435</text:p>
          </table:table-cell>
          <table:table-cell table:style-name="ce1"/>
          <table:table-cell office:value-type="float" office:value="0.57703892008463986" table:formula="of:=([.B7]-494.81948445638 )*0.01" table:style-name="ce1">
            <text:p>0.57703892</text:p>
          </table:table-cell>
          <table:table-cell office:value-type="float" office:value="0.54572916666670046" table:formula="of:=([.C7]-1010.03450520833  )*0.01" table:style-name="ce1">
            <text:p>0.545729167</text:p>
          </table:table-cell>
          <table:table-cell office:value-type="float" office:value="-0.21475461832683038" table:formula="of:=([.D7]-507.808805338542  )*0.01" table:style-name="ce1">
            <text:p>-0.2147546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0.095111" table:style-name="ce1">
            <text:p>180.095111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rp100125_C1_idA_axon-C080501B2_-_Scale_x1.000_y0.950_z1.000</text:p>
          </table:table-cell>
          <table:table-cell office:value-type="float" office:value="501.92263793945301" table:style-name="ce1">
            <text:p>501.9226379</text:p>
          </table:table-cell>
          <table:table-cell office:value-type="float" office:value="1071.43798828125" table:style-name="ce1">
            <text:p>1071.437988</text:p>
          </table:table-cell>
          <table:table-cell office:value-type="float" office:value="562.4052734375" table:style-name="ce1">
            <text:p>562.4052734</text:p>
          </table:table-cell>
          <table:table-cell table:style-name="ce1"/>
          <table:table-cell office:value-type="float" office:value="7.1031534830730159E-2" table:formula="of:=([.B8]-494.81948445638 )*0.01" table:style-name="ce1">
            <text:p>0.071031535</text:p>
          </table:table-cell>
          <table:table-cell office:value-type="float" office:value="0.6140348307292004" table:formula="of:=([.C8]-1010.03450520833  )*0.01" table:style-name="ce1">
            <text:p>0.614034831</text:p>
          </table:table-cell>
          <table:table-cell office:value-type="float" office:value="0.54596468098957984" table:formula="of:=([.D8]-507.808805338542  )*0.01" table:style-name="ce1">
            <text:p>0.5459646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.6389" table:style-name="ce1">
            <text:p>30.6389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rp110616_C1_idA_axon-rat_20150119_LH1_cell2_-_Clone_0</text:p>
          </table:table-cell>
          <table:table-cell office:value-type="float" office:value="491.37689208984398" table:style-name="ce1">
            <text:p>491.3768921</text:p>
          </table:table-cell>
          <table:table-cell office:value-type="float" office:value="929.213623046875" table:style-name="ce1">
            <text:p>929.213623</text:p>
          </table:table-cell>
          <table:table-cell office:value-type="float" office:value="554.94226074218795" table:style-name="ce1">
            <text:p>554.9422607</text:p>
          </table:table-cell>
          <table:table-cell table:style-name="ce1"/>
          <table:table-cell office:value-type="float" office:value="-3.4425923665360188E-2" table:formula="of:=([.B9]-494.81948445638 )*0.01" table:style-name="ce1">
            <text:p>-0.034425924</text:p>
          </table:table-cell>
          <table:table-cell office:value-type="float" office:value="-0.80820882161454966" table:formula="of:=([.C9]-1010.03450520833  )*0.01" table:style-name="ce1">
            <text:p>-0.808208822</text:p>
          </table:table-cell>
          <table:table-cell office:value-type="float" office:value="0.47133455403645941" table:formula="of:=([.D9]-507.808805338542  )*0.01" table:style-name="ce1">
            <text:p>0.4713345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25.7784" table:style-name="ce1">
            <text:p>225.7784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rp120430_P_1_idB_axon-rp110616_C1_idA_-_Scale_x1.000_y1.050_z1.000_-_Clone_0</text:p>
          </table:table-cell>
          <table:table-cell office:value-type="float" office:value="437.18133544921898" table:style-name="ce1">
            <text:p>437.1813354</text:p>
          </table:table-cell>
          <table:table-cell office:value-type="float" office:value="929.85552978515602" table:style-name="ce1">
            <text:p>929.8555298</text:p>
          </table:table-cell>
          <table:table-cell office:value-type="float" office:value="514.45098876953102" table:style-name="ce1">
            <text:p>514.4509888</text:p>
          </table:table-cell>
          <table:table-cell table:style-name="ce1"/>
          <table:table-cell office:value-type="float" office:value="-0.57638149007161021" table:formula="of:=([.B10]-494.81948445638 )*0.01" table:style-name="ce1">
            <text:p>-0.57638149</text:p>
          </table:table-cell>
          <table:table-cell office:value-type="float" office:value="-0.80178975423173937" table:formula="of:=([.C10]-1010.03450520833  )*0.01" table:style-name="ce1">
            <text:p>-0.801789754</text:p>
          </table:table-cell>
          <table:table-cell office:value-type="float" office:value="6.6421834309890071E-2" table:formula="of:=([.D10]-507.808805338542  )*0.01" table:style-name="ce1">
            <text:p>0.06642183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.8902" table:style-name="ce1">
            <text:p>38.8902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vd100617_idA_axon-rp111214_C2_idB_-_Scale_x1.000_y0.975_z1.000</text:p>
          </table:table-cell>
          <table:table-cell office:value-type="float" office:value="447.50558471679699" table:style-name="ce1">
            <text:p>447.5055847</text:p>
          </table:table-cell>
          <table:table-cell office:value-type="float" office:value="1017.19201660156" table:style-name="ce1">
            <text:p>1017.192017</text:p>
          </table:table-cell>
          <table:table-cell office:value-type="float" office:value="486.60546875" table:style-name="ce1">
            <text:p>486.6054688</text:p>
          </table:table-cell>
          <table:table-cell table:style-name="ce1"/>
          <table:table-cell office:value-type="float" office:value="-0.4731389973958301" table:formula="of:=([.B11]-494.81948445638 )*0.01" table:style-name="ce1">
            <text:p>-0.473138997</text:p>
          </table:table-cell>
          <table:table-cell office:value-type="float" office:value="7.1575113932300385E-2" table:formula="of:=([.C11]-1010.03450520833  )*0.01" table:style-name="ce1">
            <text:p>0.071575114</text:p>
          </table:table-cell>
          <table:table-cell office:value-type="float" office:value="-0.21203336588542016" table:formula="of:=([.D11]-507.808805338542  )*0.01" table:style-name="ce1">
            <text:p>-0.2120333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0.4436" table:style-name="ce1">
            <text:p>250.4436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vd110524_idA_axon-C060112A7_-_Scale_x1.000_y0.950_z1.000</text:p>
          </table:table-cell>
          <table:table-cell office:value-type="float" office:value="568.380126953125" table:style-name="ce1">
            <text:p>568.380127</text:p>
          </table:table-cell>
          <table:table-cell office:value-type="float" office:value="1059.08825683594" table:style-name="ce1">
            <text:p>1059.088257</text:p>
          </table:table-cell>
          <table:table-cell office:value-type="float" office:value="516.91033935546898" table:style-name="ce1">
            <text:p>516.9103394</text:p>
          </table:table-cell>
          <table:table-cell table:style-name="ce1"/>
          <table:table-cell office:value-type="float" office:value="0.7356064249674501" table:formula="of:=([.B12]-494.81948445638 )*0.01" table:style-name="ce1">
            <text:p>0.735606425</text:p>
          </table:table-cell>
          <table:table-cell office:value-type="float" office:value="0.49053751627610043" table:formula="of:=([.C12]-1010.03450520833  )*0.01" table:style-name="ce1">
            <text:p>0.490537516</text:p>
          </table:table-cell>
          <table:table-cell office:value-type="float" office:value="9.1015340169269626E-2" table:formula="of:=([.D12]-507.808805338542  )*0.01" table:style-name="ce1">
            <text:p>0.0910153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61.09730000000002" table:style-name="ce1">
            <text:p>261.097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vd111007_idE_axon-C060110A5_-_Scale_x1.000_y0.950_z1.000</text:p>
          </table:table-cell>
          <table:table-cell office:value-type="float" office:value="485.87091064453102" table:style-name="ce1">
            <text:p>485.8709106</text:p>
          </table:table-cell>
          <table:table-cell office:value-type="float" office:value="1026.87231445313" table:style-name="ce1">
            <text:p>1026.872314</text:p>
          </table:table-cell>
          <table:table-cell office:value-type="float" office:value="507.04550170898398" table:style-name="ce1">
            <text:p>507.0455017</text:p>
          </table:table-cell>
          <table:table-cell table:style-name="ce1"/>
          <table:table-cell office:value-type="float" office:value="-8.9485738118489741E-2" table:formula="of:=([.B13]-494.81948445638 )*0.01" table:style-name="ce1">
            <text:p>-0.089485738</text:p>
          </table:table-cell>
          <table:table-cell office:value-type="float" office:value="0.16837809244800042" table:formula="of:=([.C13]-1010.03450520833  )*0.01" table:style-name="ce1">
            <text:p>0.168378092</text:p>
          </table:table-cell>
          <table:table-cell office:value-type="float" office:value="-7.6330362955803824E-3" table:formula="of:=([.D13]-507.808805338542  )*0.01" table:style-name="ce1">
            <text:p>-0.00763303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5.34647999999999" table:style-name="ce1">
            <text:p>185.34648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vd111206_idB_axon-C060110A3_-_Scale_x1.000_y1.050_z1.000</text:p>
          </table:table-cell>
          <table:table-cell office:value-type="float" office:value="436.529052734375" table:style-name="ce1">
            <text:p>436.5290527</text:p>
          </table:table-cell>
          <table:table-cell office:value-type="float" office:value="1021.3662109375" table:style-name="ce1">
            <text:p>1021.366211</text:p>
          </table:table-cell>
          <table:table-cell office:value-type="float" office:value="514.402099609375" table:style-name="ce1">
            <text:p>514.4020996</text:p>
          </table:table-cell>
          <table:table-cell table:style-name="ce1"/>
          <table:table-cell office:value-type="float" office:value="-0.58290431722004998" table:formula="of:=([.B14]-494.81948445638 )*0.01" table:style-name="ce1">
            <text:p>-0.582904317</text:p>
          </table:table-cell>
          <table:table-cell office:value-type="float" office:value="0.1133170572917004" table:formula="of:=([.C14]-1010.03450520833  )*0.01" table:style-name="ce1">
            <text:p>0.113317057</text:p>
          </table:table-cell>
          <table:table-cell office:value-type="float" office:value="6.5932942708329847E-2" table:formula="of:=([.D14]-507.808805338542  )*0.01" table:style-name="ce1">
            <text:p>0.06593294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.876300000000001" table:style-name="ce1">
            <text:p>60.876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vd111206_idG_axon-rp111215_C1-C2_idB</text:p>
          </table:table-cell>
          <table:table-cell office:value-type="float" office:value="559.68426513671898" table:style-name="ce1">
            <text:p>559.6842651</text:p>
          </table:table-cell>
          <table:table-cell office:value-type="float" office:value="1015.09637451172" table:style-name="ce1">
            <text:p>1015.096375</text:p>
          </table:table-cell>
          <table:table-cell office:value-type="float" office:value="448.98452758789102" table:style-name="ce1">
            <text:p>448.9845276</text:p>
          </table:table-cell>
          <table:table-cell table:style-name="ce1"/>
          <table:table-cell office:value-type="float" office:value="0.64864780680338985" table:formula="of:=([.B15]-494.81948445638 )*0.01" table:style-name="ce1">
            <text:p>0.648647807</text:p>
          </table:table-cell>
          <table:table-cell office:value-type="float" office:value="5.0618693033900403E-2" table:formula="of:=([.C15]-1010.03450520833  )*0.01" table:style-name="ce1">
            <text:p>0.050618693</text:p>
          </table:table-cell>
          <table:table-cell office:value-type="float" office:value="-0.58824277750650988" table:formula="of:=([.D15]-507.808805338542  )*0.01" table:style-name="ce1">
            <text:p>-0.58824277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.6331699999999998" table:style-name="ce1">
            <text:p>3.63317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end-vd120112_idB_axon-rp101228_L5-2_idD_-_Scale_x1.000_y1.050_z1.000_-_Clone_0</text:p>
          </table:table-cell>
          <table:table-cell office:value-type="float" office:value="540.61932373046898" table:style-name="ce1">
            <text:p>540.6193237</text:p>
          </table:table-cell>
          <table:table-cell office:value-type="float" office:value="1027.75341796875" table:style-name="ce1">
            <text:p>1027.753418</text:p>
          </table:table-cell>
          <table:table-cell office:value-type="float" office:value="491.03991699218801" table:style-name="ce1">
            <text:p>491.039917</text:p>
          </table:table-cell>
          <table:table-cell table:style-name="ce1"/>
          <table:table-cell office:value-type="float" office:value="0.45799839274088983" table:formula="of:=([.B16]-494.81948445638 )*0.01" table:style-name="ce1">
            <text:p>0.457998393</text:p>
          </table:table-cell>
          <table:table-cell office:value-type="float" office:value="0.17718912760420039" table:formula="of:=([.C16]-1010.03450520833  )*0.01" table:style-name="ce1">
            <text:p>0.177189128</text:p>
          </table:table-cell>
          <table:table-cell office:value-type="float" office:value="-0.16768888346354005" table:formula="of:=([.D16]-507.808805338542  )*0.01" table:style-name="ce1">
            <text:p>-0.16768888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.285499999999999" table:style-name="ce1">
            <text:p>20.2855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sculature</text:p>
          </table:table-cell>
          <table:table-cell office:value-type="float" office:value="497.93438720703102" table:style-name="ce1">
            <text:p>497.9343872</text:p>
          </table:table-cell>
          <table:table-cell office:value-type="float" office:value="1002.05108642578" table:style-name="ce1">
            <text:p>1002.051086</text:p>
          </table:table-cell>
          <table:table-cell office:value-type="float" office:value="501.41485595703102" table:style-name="ce1">
            <text:p>501.414856</text:p>
          </table:table-cell>
          <table:table-cell table:style-name="ce1"/>
          <table:table-cell office:value-type="float" office:value="3.1149027506510267E-2" table:formula="of:=([.B17]-494.81948445638 )*0.01" table:style-name="ce1">
            <text:p>0.031149028</text:p>
          </table:table-cell>
          <table:table-cell office:value-type="float" office:value="-7.9834187825499614E-2" table:formula="of:=([.C17]-1010.03450520833  )*0.01" table:style-name="ce1">
            <text:p>-0.079834188</text:p>
          </table:table-cell>
          <table:table-cell office:value-type="float" office:value="-6.3939493815109924E-2" table:formula="of:=([.D17]-507.808805338542  )*0.01" table:style-name="ce1">
            <text:p>-0.06393949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94.81948445638017" table:formula="of:=SUM([.B2:.B16])/ROWS([.B2:.B16])" table:style-name="ce1">
            <text:p>494.8194845</text:p>
          </table:table-cell>
          <table:table-cell office:value-type="float" office:value="1010.0345052083337" table:formula="of:=SUM([.C2:.C16])/ROWS([.C2:.C16])" table:style-name="ce1">
            <text:p>1010.034505</text:p>
          </table:table-cell>
          <table:table-cell office:value-type="float" office:value="507.80880533854167" table:formula="of:=SUM([.D2:.D16])/ROWS([.D2:.D16])" table:style-name="ce1">
            <text:p>507.808805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494.81948445638" table:style-name="ce1">
            <text:p>494.8194845</text:p>
          </table:table-cell>
          <table:table-cell office:value-type="float" office:value="1010.03450520833" table:style-name="ce1">
            <text:p>1010.034505</text:p>
          </table:table-cell>
          <table:table-cell office:value-type="float" office:value="507.80880533854202" table:style-name="ce1">
            <text:p>507.8088053</text:p>
          </table:table-cell>
          <table:table-cell table:number-columns-repeated="16376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Sue Ricketts</dc:creator>
    <dc:date>2024-08-13T07:28:07Z</dc:date>
    <meta:editing-cycles>7</meta:editing-cycles>
    <meta:editing-duration>PT5253S</meta:editing-duration>
  </office:meta>
</office:document-meta>
</file>